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4.086cm" fo:min-width="23.569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463cm"/>
    </style:style>
    <style:style style:name="ro4" style:family="table-row">
      <style:table-row-properties style:row-height="1.362cm"/>
    </style:style>
    <style:style style:name="ro5" style:family="table-row">
      <style:table-row-properties style:row-height="5.76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ce6" style:family="table-cell"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ce7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20%" fo:text-align="start" style:writing-mode="lr-tb"/>
    </style:style>
    <style:style style:name="P15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.226cm" fo:margin-bottom="0cm" fo:line-height="100%" fo:text-align="start" style:punctuation-wrap="hanging" style:writing-mode="lr-tb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00cc33" fo:font-size="28pt" style:font-size-asian="28pt" style:font-size-complex="28pt"/>
    </style:style>
    <style:style style:name="P25" style:family="paragraph">
      <style:paragraph-properties fo:text-align="center"/>
      <style:text-properties fo:color="#ff0000" fo:font-size="28pt" style:font-size-asian="28pt" style:font-size-complex="28pt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8" style:family="paragraph">
      <style:paragraph-properties fo:margin-top="0cm" fo:margin-bottom="0cm" fo:line-height="100%" fo:text-align="center" style:writing-mode="rl-tb"/>
    </style:style>
    <style:style style:name="P29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5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weight="normal" style:font-size-asian="28pt" style:font-weight-asian="normal" style:font-size-complex="28pt" style:font-weight-complex="normal"/>
    </style:style>
    <style:style style:name="P3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90%" fo:text-align="start" style:writing-mode="lr-tb"/>
    </style:style>
    <style:style style:name="P45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9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cc33" fo:font-size="28pt" style:font-size-asian="28pt" style:font-size-complex="28pt"/>
    </style:style>
    <style:style style:name="T23" style:family="text">
      <style:text-properties fo:color="#ff0000" fo:font-size="28pt" style:font-size-asian="28pt" style:font-size-complex="2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2" style:family="text">
      <style:text-properties fo:font-size="28pt" fo:font-weight="normal" style:font-size-asian="28pt" style:font-weight-asian="normal" style:font-size-complex="28pt" style:font-weight-complex="normal"/>
    </style:style>
    <style:style style:name="T4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4" style:family="text">
      <style:text-properties style:use-window-font-color="true" fo:font-size="28pt" style:font-size-asian="28pt" style:font-size-complex="28pt"/>
    </style:style>
    <style:style style:name="T4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1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 references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11.049cm" svg:height="5.842cm" svg:x="0.762cm" svg:y="12.446cm" presentation:class="outline" presentation:user-transformed="true">
          <draw:text-box>
            <text:p text:style-name="P9"><text:span text:style-name="T5">// C version </text:span><text:span text:style-name="T5"><text:line-break/></text:span><text:span text:style-name="T6">void</text:span><text:span text:style-name="T7"> swap (</text:span><text:span text:style-name="T6">int</text:span><text:span text:style-name="T7"> *a, </text:span><text:span text:style-name="T6">int</text:span><text:span text:style-name="T7"> *b) { </text:span><text:span text:style-name="T7"><text:line-break/></text:span><text:span text:style-name="T7">   </text:span><text:span text:style-name="T6">int</text:span><text:span text:style-name="T7"> t = *a; </text:span><text:span text:style-name="T7"><text:line-break/></text:span><text:span text:style-name="T7">   *a = *b; </text:span><text:span text:style-name="T7"><text:line-break/></text:span><text:span text:style-name="T7">   *b = t; </text:span><text:span text:style-name="T7"><text:line-break/></text:span><text:span text:style-name="T7">}; </text:span><text:span text:style-name="T8">// swap(&amp;x,&amp;y)</text:span></text:p>
          </draw:text-box>
        </draw:frame>
        <draw:custom-shape draw:name="Text Box 4" draw:style-name="gr2" draw:text-style-name="P12" draw:layer="layout" svg:width="12.673cm" svg:height="5.845cm" svg:x="12.192cm" svg:y="12.192cm">
          <text:p text:style-name="P11"><text:span text:style-name="T9">// C++ version </text:span><text:span text:style-name="T9"><text:line-break/></text:span><text:span text:style-name="T10">void</text:span><text:span text:style-name="T11"> swap (</text:span><text:span text:style-name="T10">int</text:span><text:span text:style-name="T11"> &amp;a, </text:span><text:span text:style-name="T10">int</text:span><text:span text:style-name="T11"> &amp;b) { </text:span><text:span text:style-name="T11"><text:line-break/></text:span><text:span text:style-name="T11">   </text:span><text:span text:style-name="T10">int</text:span><text:span text:style-name="T11"> t = a; </text:span><text:span text:style-name="T11"><text:line-break/></text:span><text:span text:style-name="T11">   a = b; </text:span><text:span text:style-name="T11"><text:line-break/></text:span><text:span text:style-name="T11">   b = t; </text:span><text:span text:style-name="T11"><text:line-break/></text:span><text:span text:style-name="T11">}; <text:s/></text:span><text:span text:style-name="T12">// swap(x,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TextBox 3" draw:style-name="gr4" draw:text-style-name="P15" draw:layer="layout" svg:width="12.995cm" svg:height="11.425cm" svg:x="11.135cm" svg:y="1.19cm">
          <text:p text:style-name="P14"><text:span text:style-name="T9">// Wrong version</text:span></text:p>
          <text:p text:style-name="P14"><text:span text:style-name="T10">void</text:span><text:span text:style-name="T11"> swap(</text:span><text:span text:style-name="T10">int</text:span><text:span text:style-name="T11"> a, </text:span><text:span text:style-name="T10">int</text:span><text:span text:style-name="T11"> b) { </text:span><text:span text:style-name="T11"><text:line-break/></text:span><text:span text:style-name="T11">   </text:span><text:span text:style-name="T10">int</text:span><text:span text:style-name="T11"> temp = a; </text:span><text:span text:style-name="T11"><text:line-break/></text:span><text:span text:style-name="T11">   a = b; </text:span><text:span text:style-name="T11"><text:line-break/></text:span><text:span text:style-name="T11">   b = temp; </text:span><text:span text:style-name="T11"><text:line-break/></text:span><text:span text:style-name="T11">} </text:span><text:span text:style-name="T11"><text:line-break/></text:span><text:span text:style-name="T10">int</text:span><text:span text:style-name="T11"> main() { </text:span><text:span text:style-name="T11"><text:line-break/></text:span><text:span text:style-name="T11">   </text:span><text:span text:style-name="T10">int</text:span><text:span text:style-name="T11"> x=</text:span><text:span text:style-name="T13">3</text:span><text:span text:style-name="T11">, y=</text:span><text:span text:style-name="T13">7</text:span><text:span text:style-name="T11">; </text:span><text:span text:style-name="T11"><text:line-break/></text:span><text:span text:style-name="T11">   swap(x, y); </text:span><text:span text:style-name="T11"><text:line-break/></text:span><text:span text:style-name="T11">   </text:span><text:span text:style-name="T9">// still x == </text:span><text:span text:style-name="T9">3, y == 7 ! </text:span><text:span text:style-name="T9"><text:line-break/></text:span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– two definition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20" draw:layer="layout" svg:width="24.584cm" svg:height="14.847cm" svg:x="0.816cm" svg:y="3.409cm">
          <text:list text:style-name="L4">
            <text:list-item>
              <text:p text:style-name="P18"><text:span text:style-name="T14">(a) A pointer </text:span><text:span text:style-name="T14">that is used </text:span><text:span text:style-name="T14">like an </text:span><text:span text:style-name="T14">object.</text:span></text:p>
            </text:list-item>
            <text:list-item>
              <text:p text:style-name="P18"><text:span text:style-name="T14">(b) Alias - </text:span><text:span text:style-name="T14">alternative </text:span><text:span text:style-name="T14">name to </text:span><text:span text:style-name="T14">existing </text:span><text:span text:style-name="T14">object.</text:span></text:p>
            </text:list-item>
          </text:list>
          <text:p text:style-name="P19"><text:span text:style-name="T15">int</text:span><text:span text:style-name="T16"> i = </text:span><text:span text:style-name="T17">10</text:span><text:span text:style-name="T16">; </text:span><text:span text:style-name="T16"><text:line-break/></text:span><text:span text:style-name="T15">int</text:span><text:span text:style-name="T16">&amp; j = i; </text:span><text:span text:style-name="T18">// j is a </text:span><text:span text:style-name="T18">int </text:span><text:span text:style-name="T18">reference </text:span><text:span text:style-name="T18"><text:line-break/></text:span><text:span text:style-name="T18"> <text:s text:c="11"/></text:span><text:span text:style-name="T18">// </text:span><text:span text:style-name="T18">initialized </text:span><text:span text:style-name="T18">only </text:span></text:p>
          <text:p text:style-name="P19"><text:span text:style-name="T18"><text:s text:c="12"/></text:span><text:span text:style-name="T18">// once ! </text:span><text:span text:style-name="T18"><text:line-break/></text:span><text:span text:style-name="T16">j += </text:span><text:span text:style-name="T17">5</text:span><text:span text:style-name="T16">; </text:span><text:span text:style-name="T18">// </text:span><text:span text:style-name="T18">changes </text:span><text:span text:style-name="T18">both i and </text:span><text:span text:style-name="T18">j 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3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Reference </text:span><text:span text:style-name="T19"><text:s/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1"><text:span text:style-name="T20">Pointer</text:span></text:p>
              </table:table-cell>
              <table:table-cell>
                <text:p text:style-name="P21"><text:span text:style-name="T20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20">Initialization</text:span></text:p>
              </table:table-cell>
              <table:table-cell>
                <text:p text:style-name="P23"><text:span text:style-name="T21">Optional</text:span></text:p>
              </table:table-cell>
              <table:table-cell>
                <text:p text:style-name="P23"><text:span text:style-name="T21">Mandatory</text:span></text:p>
              </table:table-cell>
            </table:table-row>
            <table:table-row table:style-name="ro1">
              <table:table-cell table:style-name="ce2">
                <text:p text:style-name="P22"><text:span text:style-name="T20">Dynam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rithmet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lways defined</text:span></text:p>
              </table:table-cell>
              <table:table-cell table:style-name="ce4">
                <text:p text:style-name="P25"><text:span text:style-name="T23">No</text:span></text:p>
              </table:table-cell>
              <table:table-cell table:style-name="ce3">
                <text:p text:style-name="P24"><text:span text:style-name="T22">Yes</text:span></text:p>
              </table:table-cell>
            </table:table-row>
            <table:table-row table:style-name="ro1">
              <table:table-cell table:style-name="ce2">
                <text:p text:style-name="P22"><text:span text:style-name="T20">Notation</text:span></text:p>
              </table:table-cell>
              <table:table-cell table:style-name="ce4">
                <text:p text:style-name="P25"><text:span text:style-name="T23">(*p), <text:s text:c="3"/>p-&gt;x</text:span></text:p>
              </table:table-cell>
              <table:table-cell table:style-name="ce3">
                <text:p text:style-name="P24"><text:span text:style-name="T22">r, <text:s text:c="7"/>r.x</text:span></text:p>
              </table:table-cell>
            </table:table-row>
            <table:table-row table:style-name="ro2">
              <table:table-cell table:style-name="ce2">
                <text:p text:style-name="P22"><text:span text:style-name="T20">Containers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to pass arguments</text:span></text:p>
          </draw:text-box>
        </draw:frame>
        <draw:frame draw:name="מציין מיקום תוכן 2" presentation:style-name="pr8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3" draw:style-name="gr4" draw:text-style-name="P15" draw:layer="layout" svg:width="20.954cm" svg:height="1.468cm" svg:x="2.54cm" svg:y="5.927cm">
          <text:p text:style-name="P14"><text:span text:style-name="T25">int</text:span><text:span text:style-name="T26"> * func(</text:span><text:span text:style-name="T25">int</text:span><text:span text:style-name="T26"> *var0, </text:span><text:span text:style-name="T25">int</text:span><text:span text:style-name="T26"> &amp;var1, </text:span><text:span text:style-name="T25">int</text:span><text:span text:style-name="T26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9" draw:layer="layout" svg:width="5.714cm" svg:height="1.961cm" svg:x="1.524cm" svg:y="9.215cm">
          <text:p text:style-name="P28"><text:span text:style-name="T27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6.984cm" svg:height="2.502cm" svg:x="7.874cm" svg:y="10.198cm">
          <text:p text:style-name="P28"><text:span text:style-name="T27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9" draw:layer="layout" svg:width="4.852cm" svg:height="2.116cm" svg:x="15.722cm" svg:y="9.906cm">
          <text:p text:style-name="P28"><text:span text:style-name="T27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>non-const Reference – only to a non const Lvalue.</text:span></text:p>
            <text:p text:style-name="P26"><text:span text:style-name="T24">const reference – to both Lvalue and Rvalue</text:span></text:p>
            <text:p text:style-name="P33"><text:span text:style-name="T30">int</text:span><text:span text:style-name="T31"> lv=</text:span><text:span text:style-name="T32">1</text:span><text:span text:style-name="T31">; </text:span><text:span text:style-name="T31"><text:line-break/></text:span><text:span text:style-name="T30">const</text:span><text:span text:style-name="T31"> </text:span><text:span text:style-name="T30">int</text:span><text:span text:style-name="T31"> clv=</text:span><text:span text:style-name="T32">2</text:span><text:span text:style-name="T31">; </text:span><text:span text:style-name="T31"><text:line-break/></text:span><text:span text:style-name="T30">int</text:span><text:span text:style-name="T31">&amp; lvr1=lv; </text:span><text:span text:style-name="T31"><text:line-break/></text:span><text:span text:style-name="T30">int</text:span><text:span text:style-name="T31">&amp; lvr2=1+l; </text:span><text:span text:style-name="T35">//error! </text:span><text:span text:style-name="T35"><text:line-break/></text:span><text:span text:style-name="T30">int</text:span><text:span text:style-name="T31">&amp; lvr3=clv; <text:s/></text:span><text:span text:style-name="T35">//error! prevents lvr3++;</text:span><text:span text:style-name="T35"><text:line-break/></text:span><text:span text:style-name="T30">const</text:span><text:span text:style-name="T31"> </text:span><text:span text:style-name="T30">int</text:span><text:span text:style-name="T31">&amp; cr1=clv; </text:span><text:span text:style-name="T31"><text:line-break/></text:span><text:span text:style-name="T30">const</text:span><text:span text:style-name="T31"> </text:span><text:span text:style-name="T30">int</text:span><text:span text:style-name="T31">&amp; cr2=</text:span><text:span text:style-name="T32">5</text:span><text:span text:style-name="T31">+</text:span><text:span text:style-name="T32">5</text:span><text:span text:style-name="T31">; // This is useful for</text:span></text:p>
            <text:p text:style-name="P33"><text:span text:style-name="T31"><text:s text:c="20"/></text:span><text:span text:style-name="T31">// Functions arguments </text:span></text:p>
            <text:p text:style-name="P33"><text:span text:style-name="T31"/></text:p>
          </draw:text-box>
        </draw:frame>
        <draw:custom-shape draw:name="מלבן 5" draw:style-name="gr10" draw:text-style-name="P13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6">Passing arguments by const referenc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3.706cm" svg:height="15.874cm" svg:x="0.847cm" svg:y="3.175cm" presentation:class="outline" presentation:user-transformed="true">
          <draw:text-box>
            <text:p text:style-name="P26"><text:span text:style-name="T37">// Pass by value </text:span><text:span text:style-name="T37"><text:line-break/></text:span><text:span text:style-name="T38">void</text:span><text:span text:style-name="T39"> foo (</text:span><text:span text:style-name="T38">int</text:span><text:span text:style-name="T39"> 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 </text:span><text:span text:style-name="T39"><text:line-break/></text:span><text:span text:style-name="T37">// Pass by pointer </text:span><text:span text:style-name="T37"><text:line-break/></text:span><text:span text:style-name="T38">void</text:span><text:span text:style-name="T39"> foo (</text:span><text:span text:style-name="T38">int</text:span><text:span text:style-name="T39"> *p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</text:span></text:p>
          </draw:text-box>
        </draw:frame>
        <draw:custom-shape draw:name="Text Box 4" draw:style-name="gr2" draw:text-style-name="P13" draw:layer="layout" svg:width="12.673cm" svg:height="11.937cm" svg:x="12.171cm" svg:y="2.991cm">
          <text:p text:style-name="P11"><text:span text:style-name="T40">// pass by ref </text:span><text:span text:style-name="T40"><text:line-break/></text:span><text:span text:style-name="T25">void</text:span><text:span text:style-name="T26"> foo (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text:p text:style-name="P11"><text:span text:style-name="T26"/></text:p>
          <text:p text:style-name="P11"><text:span text:style-name="T40">// pass by const ref </text:span><text:span text:style-name="T40"><text:line-break/></text:span><text:span text:style-name="T25">void</text:span><text:span text:style-name="T26"> foo (</text:span><text:span text:style-name="T25">const</text:span><text:span text:style-name="T26"> 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1" draw:text-style-name="P35" draw:layer="layout" svg:width="22.564cm" svg:height="3.888cm" svg:x="1.248cm" svg:y="14.517cm">
          <text:list text:style-name="L5">
            <text:list-item>
              <text:p text:style-name="P34"><text:span text:style-name="T41">Avoid copying objects</text:span><text:span text:style-name="T41"><text:line-break/></text:span><text:span text:style-name="T41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passing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053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36"><text:span text:style-name="T20">By value</text:span></text:p>
              </table:table-cell>
              <table:table-cell>
                <text:p text:style-name="P21"><text:span text:style-name="T20">By reference</text:span></text:p>
              </table:table-cell>
              <table:table-cell>
                <text:p text:style-name="P21"><text:span text:style-name="T20">By const reference</text:span></text:p>
              </table:table-cell>
            </table:table-row>
            <table:table-row table:style-name="ro3" table:default-cell-style-name="ce1">
              <table:table-cell table:style-name="ce5">
                <text:p text:style-name="P37"><text:span text:style-name="T42">void f (Point x) {…}</text:span></text:p>
              </table:table-cell>
              <table:table-cell>
                <text:p text:style-name="P23"><text:span text:style-name="T21">void f (Point&amp; x) {…} </text:span></text:p>
              </table:table-cell>
              <table:table-cell>
                <text:p text:style-name="P23"><text:span text:style-name="T21">void f (const Point&amp; x) {…} </text:span></text:p>
              </table:table-cell>
            </table:table-row>
            <table:table-row table:style-name="ro4" table:default-cell-style-name="ce7">
              <table:table-cell table:style-name="ce6">
                <text:p text:style-name="P38"><text:span text:style-name="T43">x is copied</text:span></text:p>
              </table:table-cell>
              <table:table-cell>
                <text:p text:style-name="P39"><text:span text:style-name="T44">x is not copied</text:span></text:p>
              </table:table-cell>
              <table:table-cell>
                <text:p text:style-name="P39"><text:span text:style-name="T44">x is not copied</text:span></text:p>
              </table:table-cell>
            </table:table-row>
            <table:table-row table:style-name="ro5" table:default-cell-style-name="ce7">
              <table:table-cell table:style-name="ce6">
                <text:p text:style-name="P38"><text:span text:style-name="T43">Compiler lets f modify x, but changes have no effect outside</text:span></text:p>
              </table:table-cell>
              <table:table-cell>
                <text:p text:style-name="P39"><text:span text:style-name="T44">f can modify x</text:span></text:p>
              </table:table-cell>
              <table:table-cell>
                <text:p text:style-name="P39"><text:span text:style-name="T44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custom-shape draw:name="TextBox 3" draw:style-name="gr4" draw:text-style-name="P40" draw:layer="layout" svg:width="23.908cm" svg:height="17.315cm" svg:x="0.856cm" svg:y="0.635cm">
          <text:p text:style-name="P14"><text:span text:style-name="T25">void</text:span><text:span text:style-name="T26"> add(Point&amp; a, Point b) </text:span><text:span text:style-name="T26"><text:line-break/></text:span><text:span text:style-name="T26">{ </text:span><text:span text:style-name="T26"><text:line-break/></text:span><text:span text:style-name="T26"><text:tab/></text:span><text:span text:style-name="T40">// a is reference, b is a copy </text:span><text:span text:style-name="T40"><text:line-break/></text:span><text:span text:style-name="T40"><text:tab/></text:span><text:span text:style-name="T26">a._x += b._x; </text:span><text:span text:style-name="T26"><text:line-break/></text:span><text:span text:style-name="T26"><text:tab/></text:span><text:span text:style-name="T26">a._y 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<text:tab/></text:span><text:span text:style-name="T26">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<text:tab/></text:span><text:span text:style-name="T26">add(p1,p2); </text:span><text:span text:style-name="T40">// note: we don’t send pointers! </text:span><text:span text:style-name="T40"><text:line-break/></text:span><text:span text:style-name="T40"><text:tab/></text:span><text:span text:style-name="T40"><text:tab/></text:span><text:span text:style-name="T40"> <text:s text:c="4"/>// p1 is now (6,8) </text:span></text:p>
          <text:p text:style-name="P14"><text:span text:style-name="T26"><text:tab/></text:span><text:span text:style-name="T26">...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מציין מיקום תוכן 2" presentation:style-name="pr6" draw:text-style-name="P27" draw:layer="layout" svg:width="21.589cm" svg:height="12.699cm" svg:x="2.54cm" svg:y="6.138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6" draw:style-name="gr4" draw:text-style-name="P40" draw:layer="layout" svg:width="24.552cm" svg:height="18.534cm" svg:x="0.423cm" svg:y="0.041cm">
          <text:p text:style-name="P14"><text:span text:style-name="T25">void</text:span><text:span text:style-name="T26"> add(Point&amp; a, </text:span><text:span text:style-name="T25">const</text:span><text:span text:style-name="T26"> Point&amp; b) </text:span><text:span text:style-name="T26"><text:line-break/></text:span><text:span text:style-name="T26">{ </text:span><text:span text:style-name="T26"><text:line-break/></text:span><text:span text:style-name="T26">   </text:span><text:span text:style-name="T40">// a is reference, </text:span></text:p>
          <text:p text:style-name="P14"><text:span text:style-name="T40"><text:s text:c="3"/></text:span><text:span text:style-name="T40">// b is a const ref </text:span><text:span text:style-name="T40"><text:line-break/></text:span><text:span text:style-name="T40"> <text:s text:c="2"/></text:span><text:span text:style-name="T26">a._x+= b._x; </text:span><text:span text:style-name="T26"><text:line-break/></text:span><text:span text:style-name="T26">   a._y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   add(p1,p2); </text:span><text:span text:style-name="T40">// note: we dont send pointers! </text:span><text:span text:style-name="T40"><text:line-break/></text:span><text:span text:style-name="T40">   </text:span><text:span text:style-name="T40"><text:tab/></text:span><text:span text:style-name="T40"><text:tab/></text:span><text:span text:style-name="T40">// p1 is now (6,8)</text:span></text:p>
          <text:p text:style-name="P14"><text:span text:style-name="T26"><text:s text:c="3"/></text:span><text:span text:style-name="T26">... </text:span><text:span text:style-name="T26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42" draw:layer="layout" svg:width="13.208cm" svg:height="5cm" svg:x="12.7cm" svg:y="3.387cm">
          <text:list text:style-name="L6">
            <text:list-item>
              <text:p text:style-name="P41"><text:span text:style-name="T46">b is Reference =&gt; is not copied</text:span></text:p>
            </text:list-item>
            <text:list-item>
              <text:p text:style-name="P41"><text:span text:style-name="T46">b is Const <text:s text:c="6"/>=&gt; we can't change it</text:span></text:p>
            </text:list-item>
            <text:list-item>
              <text:p text:style-name="P41"><text:span text:style-name="T46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to variable</text:span><text:span text:style-name="T47"> </text:span><text:span text:style-name="T19">(folder 2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3.706cm" svg:height="15.874cm" svg:x="0.847cm" svg:y="2.963cm" presentation:class="outline" presentation:user-transformed="true">
          <draw:text-box>
            <text:p text:style-name="P26"><text:span text:style-name="T38">class</text:span><text:span text:style-name="T39"> Buffer </text:span><text:span text:style-name="T39"><text:line-break/></text:span><text:span text:style-name="T39">{ </text:span><text:span text:style-name="T39"><text:line-break/></text:span><text:span text:style-name="T39">   </text:span><text:span text:style-name="T38">size_t </text:span><text:span text:style-name="T39">_length; </text:span><text:span text:style-name="T39"><text:line-break/></text:span><text:span text:style-name="T39">   </text:span><text:span text:style-name="T38">int</text:span><text:span text:style-name="T39"> *_buf; </text:span><text:span text:style-name="T39"><text:line-break/></text:span><text:span text:style-name="T38">public</text:span><text:span text:style-name="T39">: </text:span><text:span text:style-name="T39"><text:line-break/></text:span><text:span text:style-name="T39">   Buffer (</text:span><text:span text:style-name="T38">size_t</text:span><text:span text:style-name="T39"> l) : </text:span><text:span text:style-name="T39"><text:line-break/></text:span><text:span text:style-name="T39">   _length (l), </text:span><text:span text:style-name="T39"><text:line-break/></text:span><text:span text:style-name="T39">   _buf (</text:span><text:span text:style-name="T38">new</text:span><text:span text:style-name="T39"> </text:span><text:span text:style-name="T38">int</text:span><text:span text:style-name="T39"> [l]) </text:span><text:span text:style-name="T39"><text:line-break/></text:span><text:span text:style-name="T39">   { </text:span><text:span text:style-name="T39"><text:line-break/></text:span><text:span text:style-name="T39">   } </text:span><text:span text:style-name="T39"><text:line-break/></text:span><text:span text:style-name="T39">   </text:span><text:span text:style-name="T38">int</text:span><text:span text:style-name="T39">&amp; get(</text:span><text:span text:style-name="T38">size_t </text:span><text:span text:style-name="T39">i) </text:span><text:span text:style-name="T39"><text:line-break/></text:span><text:span text:style-name="T39">   { </text:span><text:span text:style-name="T39"><text:line-break/></text:span><text:span text:style-name="T39">      </text:span><text:span text:style-name="T38">return</text:span><text:span text:style-name="T39"> _buf[i]; </text:span><text:span text:style-name="T39"><text:line-break/></text:span><text:span text:style-name="T39">   } </text:span><text:span text:style-name="T39"><text:line-break/></text:span><text:span text:style-name="T39">}; </text:span></text:p>
          </draw:text-box>
        </draw:frame>
        <draw:custom-shape draw:name="Text Box 4" draw:style-name="gr2" draw:text-style-name="P43" draw:layer="layout" svg:width="12.673cm" svg:height="9.296cm" svg:x="12.171cm" svg:y="3.175cm">
          <text:p text:style-name="P14"><text:span text:style-name="T25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45">5</text:span><text:span text:style-name="T26">); </text:span><text:span text:style-name="T26"><text:line-break/></text:span><text:span text:style-name="T26">   buf.get(</text:span><text:span text:style-name="T45">0</text:span><text:span text:style-name="T26">)= </text:span><text:span text:style-name="T45">3</text:span><text:span text:style-name="T26">;</text:span></text:p>
          <text:p text:style-name="P14"><text:span text:style-name="T26"><text:s text:c="3"/></text:span><text:span text:style-name="T26">int&amp; x = buf.get(0);</text:span></text:p>
          <text:p text:style-name="P14"><text:span text:style-name="T26"><text:s text:c="3"/></text:span><text:span text:style-name="T26">x++;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3" draw:text-style-name="P45" draw:layer="layout" svg:width="10.9cm" svg:height="5.282cm" svg:x="12.912cm" svg:y="13.123cm">
          <text:p text:style-name="P44"><text:span text:style-name="T41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from a function </text:span><text:span text:style-name="T19">(folder 2)</text:span></text:p>
          </draw:text-box>
        </draw:frame>
        <draw:frame draw:name="מציין מיקום תוכן 2" presentation:style-name="pr8" draw:text-style-name="P47" draw:layer="layout" svg:width="23.706cm" svg:height="15.874cm" svg:x="0.847cm" svg:y="2.54cm" presentation:class="outline" presentation:user-transformed="true">
          <draw:text-box>
            <text:p text:style-name="P26"><text:span text:style-name="T48"/></text:p>
            <text:list text:style-name="L7">
              <text:list-item>
                <text:p text:style-name="P26"><text:span text:style-name="T48">Don’t return a reference to a local variable.</text:span></text:p>
              </text:list-item>
              <text:list-item>
                <text:p text:style-name="P26"><text:span text:style-name="T48">You can return a reference to a variable that will </text:span><text:span text:style-name="T48">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49">A heap variable (allocated with new).</text:span></text:p>
                  </text:list-item>
                  <text:list-item>
                    <text:p text:style-name="P46"><text:span text:style-name="T49">A variable from a lower part of the stack.</text:span></text:p>
                  </text:list-item>
                  <text:list-item>
                    <text:p text:style-name="P46"><text:span text:style-name="T49">Globals.</text:span></text:p>
                  </text:list-item>
                  <text:list-item>
                    <text:p text:style-name="P46"><text:span text:style-name="T49">Class members.</text:span></text:p>
                  </text:list-item>
                  <text:list-item>
                    <text:p text:style-name="P46"><text:span text:style-name="T49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8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>
        <office:forms form:automatic-focus="false" form:apply-design-mode="false"/>
        <draw:custom-shape draw:name="TextBox 6" draw:style-name="gr4" draw:text-style-name="P15" draw:layer="layout" svg:width="24.341cm" svg:height="18.331cm" svg:x="0.423cm" svg:y="0cm">
          <text:p text:style-name="P14"><text:span text:style-name="T26"/></text:p>
          <text:p text:style-name="P14"><text:span text:style-name="T26"/></text:p>
          <text:p text:style-name="P14"><text:span text:style-name="T26"/></text:p>
          <text:p text:style-name="P14"><text:span text:style-name="T26">Point&amp; add(Point&amp; a, </text:span><text:span text:style-name="T25">const</text:span><text:span text:style-name="T26"> Point&amp; b) { </text:span><text:span text:style-name="T26"><text:line-break/></text:span><text:span text:style-name="T40"> <text:s text:c="2"/></text:span><text:span text:style-name="T26">a._x+=b._x; </text:span><text:span text:style-name="T26"><text:line-break/></text:span><text:span text:style-name="T26">   a._y+=b._y; </text:span><text:span text:style-name="T26"><text:line-break/></text:span><text:span text:style-name="T26">   </text:span><text:span text:style-name="T25">return</text:span><text:span text:style-name="T26"> a; </text:span><text:span text:style-name="T26"><text:line-break/></text:span><text:span text:style-name="T26">} </text:span></text:p>
          <text:p text:style-name="P14"><text:span text:style-name="T26"><text:line-break/></text:span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text:span text:style-name="T26"><text:line-break/></text:span><text:span text:style-name="T26">   add(add(p1,p2),p3); <text:s text:c="9"/></text:span><text:span text:style-name="T40">// now p1 is (7,9) </text:span><text:span text:style-name="T40"><text:line-break/></text:span><text:span text:style-name="T40"> <text:s text:c="2"/></text:span><text:span text:style-name="T26">cout &lt;&lt; add(p1,p2).getX(); <text:s text:c="2"/></text:span><text:span text:style-name="T40">// note the syntax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0">Call ch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" presentation:presentation-page-layout-name="AL2T11">
        <office:forms form:automatic-focus="false" form:apply-design-mode="false"/>
        <draw:custom-shape draw:name="TextBox 6" draw:style-name="gr4" draw:text-style-name="P15" draw:layer="layout" svg:width="24.341cm" svg:height="19.55cm" svg:x="0.423cm" svg:y="0cm">
          <text:p text:style-name="P14"><text:span text:style-name="T26"/></text:p>
          <text:p text:style-name="P14"><text:span text:style-name="T26"/></text:p>
          <text:p text:style-name="P14"><text:span text:style-name="T26">class Point {</text:span></text:p>
          <text:p text:style-name="P14"><text:span text:style-name="T26"><text:s text:c="3"/></text:span><text:span text:style-name="T26">int x, y;</text:span></text:p>
          <text:p text:style-name="P14"><text:span text:style-name="T26"><text:s text:c="3"/></text:span><text:span text:style-name="T26">Point&amp; add (const Point&amp; b) {</text:span></text:p>
          <text:p text:style-name="P14"><text:span text:style-name="T51"><text:s text:c="6"/></text:span><text:span text:style-name="T51">this-&gt;x += b.x; <text:s text:c="2"/></text:span></text:p>
          <text:p text:style-name="P14"><text:span text:style-name="T26"><text:s text:c="6"/></text:span><text:span text:style-name="T26">y += b.y;</text:span><text:span text:style-name="T26"><text:line-break/></text:span><text:span text:style-name="T26">    <text:s text:c="2"/></text:span><text:span text:style-name="T25">return</text:span><text:span text:style-name="T26"> *this; </text:span><text:span text:style-name="T26"><text:line-break/></text:span><text:span text:style-name="T26"> <text:s text:c="2"/>}</text:span></text:p>
          <text:p text:style-name="P14"><text:span text:style-name="T26">};</text:span></text:p>
          <text:p text:style-name="P14"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/text:p>
          <text:p text:style-name="P14"><text:span text:style-name="T26"><text:s text:c="3"/></text:span><text:span text:style-name="T26">p1.add(p2).add(p3); <text:s text:c="2"/></text:span><text:span text:style-name="T40">// now p1 is (7,9) </text:span><text:span text:style-name="T40"><text:line-break/></text:span><text:span text:style-name="T40"> <text:s text:c="2"/></text:span><text:span text:style-name="T26">cout &lt;&lt; p1.add(p2).getX();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0">Call chaining 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31">31/3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31">31/3/20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92</meta:editing-cycles>
    <meta:print-date>1999-11-04T13:06:28</meta:print-date>
    <meta:creation-date>1999-10-10T10:49:40</meta:creation-date>
    <dc:date>2020-03-31T13:23:59.071836275</dc:date>
    <meta:editing-duration>P27DT18H19M20S</meta:editing-duration>
    <meta:generator>LibreOffice/6.2.8.2$Linux_X86_64 LibreOffice_project/20$Build-2</meta:generator>
    <dc:creator>Erel Segal-Halevi</dc:creator>
    <meta:document-statistic meta:object-count="15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